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6.55cm" fo:min-width="16.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  <style:paragraph-properties style:writing-mode="lr-tb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25cm" fo:min-width="0.3cm"/>
    </style:style>
    <style:style style:name="gr7" style:family="graphic" style:parent-style-name="standard">
      <style:graphic-properties draw:stroke="none" svg:stroke-color="#000000" draw:fill="none" draw:fill-color="#ffffff" fo:min-height="0.68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font-name="TakaoPGothic" fo:font-size="18pt" fo:font-style="normal" fo:text-shadow="none" style:text-underline-style="none" fo:font-weight="bold" style:letter-kerning="true" style:font-name-asian="TakaoPGothic1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TakaoPGothic" fo:font-size="18pt" fo:font-style="normal" fo:text-shadow="none" style:text-underline-style="none" fo:font-weight="normal" style:letter-kerning="true" style:font-name-asian="TakaoPGothic1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 fo:font-weight="bold" style:font-weight-asian="bold" style:font-weight-complex="bold"/>
    </style:style>
    <style:style style:name="T5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.769cm" svg:height="1.75cm" svg:x="0.7cm" svg:y="4.65cm">
          <draw:text-box>
            <text:p>x[i]</text:p>
          </draw:text-box>
        </draw:frame>
        <draw:frame draw:style-name="gr1" draw:text-style-name="P1" draw:layer="layout" svg:width="5.8cm" svg:height="1.75cm" svg:x="19.2cm" svg:y="4.5cm">
          <draw:text-box>
            <text:p>y[i]=x[i-2]+x[i-3]</text:p>
          </draw:text-box>
        </draw:frame>
        <draw:line draw:style-name="gr2" draw:text-style-name="P2" draw:layer="layout" svg:x1="1cm" svg:y1="6cm" svg:x2="2.2cm" svg:y2="6cm">
          <text:p/>
        </draw:line>
        <draw:line draw:style-name="gr2" draw:text-style-name="P2" draw:layer="layout" svg:x1="18.5cm" svg:y1="5.7cm" svg:x2="23.6cm" svg:y2="5.7cm">
          <text:p/>
        </draw:line>
        <draw:custom-shape draw:style-name="gr3" draw:text-style-name="P2" draw:layer="layout" svg:width="17.1cm" svg:height="6.8cm" svg:x="2.2cm" svg:y="2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4cm" svg:height="1.75cm" svg:x="7.9cm" svg:y="1.05cm">
          <draw:text-box>
            <text:p text:style-name="P3"><text:span text:style-name="T1">H(z)</text:span><text:span text:style-name="T2">=</text:span>a・<text:span text:style-name="T3">z</text:span><text:span text:style-name="T4">-2</text:span><text:span text:style-name="T3">+b</text:span><text:span text:style-name="T3">・</text:span><text:span text:style-name="T3">z</text:span><text:span text:style-name="T4">-3</text:span></text:p>
          </draw:text-box>
        </draw:frame>
        <draw:line draw:style-name="gr2" draw:text-style-name="P2" draw:layer="layout" svg:x1="3cm" svg:y1="7.472cm" svg:x2="4.2cm" svg:y2="7.472cm">
          <text:p/>
        </draw:line>
        <draw:line draw:style-name="gr4" draw:text-style-name="P2" draw:layer="layout" svg:x1="3cm" svg:y1="3.7cm" svg:x2="3cm" svg:y2="7.5cm">
          <text:p/>
        </draw:line>
        <draw:line draw:style-name="gr4" draw:text-style-name="P2" draw:layer="layout" svg:x1="2.2cm" svg:y1="6cm" svg:x2="3cm" svg:y2="6cm">
          <text:p/>
        </draw:line>
        <draw:custom-shape draw:style-name="gr5" draw:text-style-name="P2" draw:layer="layout" svg:width="1.2cm" svg:height="1.2cm" svg:x="17.3cm" svg:y="5.1cm">
          <text:p text:style-name="P4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8.5cm" svg:y1="5.7cm" svg:x2="19.3cm" svg:y2="5.7cm">
          <text:p/>
        </draw:line>
        <draw:line draw:style-name="gr2" draw:text-style-name="P2" draw:layer="layout" svg:x1="5.9cm" svg:y1="7.534cm" svg:x2="8cm" svg:y2="7.5cm">
          <text:p/>
        </draw:line>
        <draw:frame draw:style-name="gr1" draw:text-style-name="P1" draw:layer="layout" svg:width="2.3cm" svg:height="1.75cm" svg:x="5.8cm" svg:y="6.6cm">
          <draw:text-box>
            <text:p>x[i-1]</text:p>
          </draw:text-box>
        </draw:frame>
        <draw:custom-shape draw:style-name="gr5" draw:text-style-name="P2" draw:layer="layout" svg:width="1.6cm" svg:height="1.5cm" svg:x="4.3cm" svg:y="6.8cm">
          <text:p text:style-name="P4">z<text:span text:style-name="T5">-1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6cm" svg:y1="7.534cm" svg:x2="11.7cm" svg:y2="7.5cm">
          <text:p/>
        </draw:line>
        <draw:frame draw:style-name="gr1" draw:text-style-name="P1" draw:layer="layout" svg:width="2.3cm" svg:height="1.75cm" svg:x="9.5cm" svg:y="6.6cm">
          <draw:text-box>
            <text:p>x[i-2]</text:p>
          </draw:text-box>
        </draw:frame>
        <draw:custom-shape draw:style-name="gr5" draw:text-style-name="P2" draw:layer="layout" svg:width="1.6cm" svg:height="1.5cm" svg:x="8cm" svg:y="6.8cm">
          <text:p text:style-name="P4">z<text:span text:style-name="T5">-1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6.5cm" svg:y1="7.584cm" svg:x2="17.4cm" svg:y2="6.3cm">
          <text:p/>
        </draw:line>
        <draw:frame draw:style-name="gr1" draw:text-style-name="P1" draw:layer="layout" svg:width="2.3cm" svg:height="1.75cm" svg:x="13.3cm" svg:y="6.6cm">
          <draw:text-box>
            <text:p>x[i-3]</text:p>
          </draw:text-box>
        </draw:frame>
        <draw:custom-shape draw:style-name="gr5" draw:text-style-name="P2" draw:layer="layout" svg:width="1.6cm" svg:height="1.5cm" svg:x="11.7cm" svg:y="6.85cm">
          <text:p text:style-name="P4">z<text:span text:style-name="T5">-1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5cm" svg:y1="3.884cm" svg:x2="11.6cm" svg:y2="3.85cm">
          <text:p/>
        </draw:line>
        <draw:frame draw:style-name="gr1" draw:text-style-name="P1" draw:layer="layout" svg:width="2.3cm" svg:height="1.75cm" svg:x="9.4cm" svg:y="2.95cm">
          <draw:text-box>
            <text:p>x[i-1]</text:p>
          </draw:text-box>
        </draw:frame>
        <draw:custom-shape draw:style-name="gr5" draw:text-style-name="P2" draw:layer="layout" svg:width="1.6cm" svg:height="1.5cm" svg:x="7.9cm" svg:y="3.15cm">
          <text:p text:style-name="P4">z<text:span text:style-name="T5">-1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6.6cm" svg:y1="3.884cm" svg:x2="17.6cm" svg:y2="5.1cm">
          <text:p/>
        </draw:line>
        <draw:custom-shape draw:style-name="gr5" draw:text-style-name="P2" draw:layer="layout" svg:width="1.6cm" svg:height="1.5cm" svg:x="11.6cm" svg:y="3.15cm">
          <text:p text:style-name="P4">z<text:span text:style-name="T5">-1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3cm" svg:height="1.75cm" svg:x="13.2cm" svg:y="2.85cm">
          <draw:text-box>
            <text:p>x[i-2]</text:p>
          </draw:text-box>
        </draw:frame>
        <draw:line draw:style-name="gr2" draw:text-style-name="P2" draw:layer="layout" svg:x1="3cm" svg:y1="3.8cm" svg:x2="7.9cm" svg:y2="3.8cm">
          <text:p/>
        </draw:line>
        <draw:line draw:style-name="gr2" draw:text-style-name="P2" draw:layer="layout" svg:x1="13.2cm" svg:y1="4cm" svg:x2="15.1cm" svg:y2="4cm">
          <text:p/>
        </draw:line>
        <draw:custom-shape draw:style-name="gr6" draw:text-style-name="P2" draw:layer="layout" svg:width="1.6cm" svg:height="1.5cm" draw:transform="rotate (-1.5707963267949) translate (16.599cm 3.1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0.9cm" svg:height="0.933cm" svg:x="15.199cm" svg:y="3.4cm">
          <draw:text-box>
            <text:p>a</text:p>
          </draw:text-box>
        </draw:frame>
        <draw:frame draw:style-name="gr8" draw:text-style-name="P1" draw:layer="layout" svg:width="3cm" svg:height="1.1cm" svg:x="16.499cm" svg:y="3cm">
          <draw:text-box>
            <text:p>a*x[i-2]</text:p>
          </draw:text-box>
        </draw:frame>
        <draw:line draw:style-name="gr2" draw:text-style-name="P2" draw:layer="layout" svg:x1="13.3cm" svg:y1="7.7cm" svg:x2="15.1cm" svg:y2="7.675cm">
          <text:p/>
        </draw:line>
        <draw:custom-shape draw:style-name="gr6" draw:text-style-name="P2" draw:layer="layout" svg:width="1.6cm" svg:height="1.5cm" draw:transform="rotate (-1.5707963267949) translate (16.599cm 6.77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0.9cm" svg:height="0.933cm" svg:x="15.199cm" svg:y="7.075cm">
          <draw:text-box>
            <text:p>b</text:p>
          </draw:text-box>
        </draw:frame>
        <draw:frame draw:style-name="gr8" draw:text-style-name="P1" draw:layer="layout" svg:width="3cm" svg:height="1.1cm" svg:x="16.5cm" svg:y="7cm">
          <draw:text-box>
            <text:p>b*x[i-3]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7-01-19T18:24:13</meta:creation-date>
    <dc:date>2022-01-17T18:45:14.387456131</dc:date>
    <meta:editing-duration>PT4M16S</meta:editing-duration>
    <meta:editing-cycles>8</meta:editing-cycles>
    <meta:generator>LibreOffice/6.4.7.2$Linux_X86_64 LibreOffice_project/40$Build-2</meta:generator>
    <meta:document-statistic meta:object-count="35"/>
  </office:meta>
</office:document-meta>
</file>